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2"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blem I have with video games sometimes is who is going to buy all these shitty liscencsed games. Case in point: Full House Tournament Fighter. Who wants that game? Who?</text:p>
      <text:p text:style-name="P1"/>
      <text:p text:style-name="P1">Monopoly is a cruel fucking game. Every time I play it's just the two players with all the good spaces and I cant afford to get a house ANYWHERE. And if your playing monopoly and you need to get a mortgage just give up because your pathetic ass isn't going anywhere in this game. Nothing breaks up more families than monopoly. Fake money brings the evil out of normally good people.</text:p>
      <text:p text:style-name="P1"/>
      <text:p text:style-name="P2">The Mongolians waged war the same way I play risk. </text:p>
      <text:p text:style-name="P2"/>
      <text:p text:style-name="P2">Boston Cream Pies sounds like a shitty sports team.</text:p>
      <text:p text:style-name="P2"/>
      <text:p text:style-name="P2">Do football players get payed overtime hours when they go into over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5-04T20:27:27.45</meta:creation-date>
    <dc:date>2009-06-05T09:50:43.49</dc:date>
    <dc:creator>Colton Phillips</dc:creator>
    <meta:editing-duration>PT00H02M46S</meta:editing-duration>
    <meta:editing-cycles>5</meta:editing-cycles>
    <meta:generator>OpenOffice.org/3.0$Win32 OpenOffice.org_project/300m15$Build-9379</meta:generator>
    <meta:document-statistic meta:table-count="0" meta:image-count="0" meta:object-count="0" meta:page-count="1" meta:paragraph-count="5" meta:word-count="133" meta:character-count="731"/>
  </office:meta>
</office:document-meta>
</file>